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6544" calcext:value-type="float">
            <text:p>43.9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7024" calcext:value-type="float">
            <text:p>44.0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3976" calcext:value-type="float">
            <text:p>44.0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3976" calcext:value-type="float">
            <text:p>44.0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4456" calcext:value-type="float">
            <text:p>44.0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3976" calcext:value-type="float">
            <text:p>44.0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0072" calcext:value-type="float">
            <text:p>44.0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6648" calcext:value-type="float">
            <text:p>44.0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168" calcext:value-type="float">
            <text:p>44.0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3976" calcext:value-type="float">
            <text:p>44.0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5312" calcext:value-type="float">
            <text:p>44.0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7504" calcext:value-type="float">
            <text:p>44.0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7504" calcext:value-type="float">
            <text:p>44.0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168" calcext:value-type="float">
            <text:p>44.0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4456" calcext:value-type="float">
            <text:p>44.0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7504" calcext:value-type="float">
            <text:p>44.0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5792" calcext:value-type="float">
            <text:p>44.0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4456" calcext:value-type="float">
            <text:p>44.0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7504" calcext:value-type="float">
            <text:p>44.0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7984" calcext:value-type="float">
            <text:p>44.0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6648" calcext:value-type="float">
            <text:p>44.0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5792" calcext:value-type="float">
            <text:p>44.0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7984" calcext:value-type="float">
            <text:p>44.0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7984" calcext:value-type="float">
            <text:p>44.0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1032" calcext:value-type="float">
            <text:p>44.0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4936" calcext:value-type="float">
            <text:p>44.0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1032" calcext:value-type="float">
            <text:p>44.0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272" calcext:value-type="float">
            <text:p>44.0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272" calcext:value-type="float">
            <text:p>44.0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464" calcext:value-type="float">
            <text:p>44.0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272" calcext:value-type="float">
            <text:p>44.0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464" calcext:value-type="float">
            <text:p>44.0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272" calcext:value-type="float">
            <text:p>44.0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272" calcext:value-type="float">
            <text:p>44.0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0656" calcext:value-type="float">
            <text:p>44.1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0656" calcext:value-type="float">
            <text:p>44.1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0656" calcext:value-type="float">
            <text:p>44.1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0656" calcext:value-type="float">
            <text:p>44.1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0656" calcext:value-type="float">
            <text:p>44.1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2952" calcext:value-type="float">
            <text:p>44.1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6856" calcext:value-type="float">
            <text:p>44.1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9904" calcext:value-type="float">
            <text:p>44.1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076" calcext:value-type="float">
            <text:p>44.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272" calcext:value-type="float">
            <text:p>44.0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8192" calcext:value-type="float">
            <text:p>44.2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2952" calcext:value-type="float">
            <text:p>44.1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0656" calcext:value-type="float">
            <text:p>44.1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1616" calcext:value-type="float">
            <text:p>44.1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464" calcext:value-type="float">
            <text:p>44.0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464" calcext:value-type="float">
            <text:p>44.0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0656" calcext:value-type="float">
            <text:p>44.1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464" calcext:value-type="float">
            <text:p>44.0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9904" calcext:value-type="float">
            <text:p>44.1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076" calcext:value-type="float">
            <text:p>44.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6856" calcext:value-type="float">
            <text:p>44.1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076" calcext:value-type="float">
            <text:p>44.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3808" calcext:value-type="float">
            <text:p>44.1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3808" calcext:value-type="float">
            <text:p>44.1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0384" calcext:value-type="float">
            <text:p>44.2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0384" calcext:value-type="float">
            <text:p>44.2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3432" calcext:value-type="float">
            <text:p>44.2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5624" calcext:value-type="float">
            <text:p>44.2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2952" calcext:value-type="float">
            <text:p>44.1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076" calcext:value-type="float">
            <text:p>44.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0864" calcext:value-type="float">
            <text:p>44.2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3432" calcext:value-type="float">
            <text:p>44.2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8192" calcext:value-type="float">
            <text:p>44.2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7336" calcext:value-type="float">
            <text:p>44.2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0864" calcext:value-type="float">
            <text:p>44.2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152" calcext:value-type="float">
            <text:p>44.2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2952" calcext:value-type="float">
            <text:p>44.1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3432" calcext:value-type="float">
            <text:p>44.2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152" calcext:value-type="float">
            <text:p>44.2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4288" calcext:value-type="float">
            <text:p>44.2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5624" calcext:value-type="float">
            <text:p>44.2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8672" calcext:value-type="float">
            <text:p>44.2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0008" calcext:value-type="float">
            <text:p>44.2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9528" calcext:value-type="float">
            <text:p>44.2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9528" calcext:value-type="float">
            <text:p>44.2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0008" calcext:value-type="float">
            <text:p>44.2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8672" calcext:value-type="float">
            <text:p>44.2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9528" calcext:value-type="float">
            <text:p>44.2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8296" calcext:value-type="float">
            <text:p>44.2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8672" calcext:value-type="float">
            <text:p>44.2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0008" calcext:value-type="float">
            <text:p>44.2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9528" calcext:value-type="float">
            <text:p>44.2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4768" calcext:value-type="float">
            <text:p>44.2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0864" calcext:value-type="float">
            <text:p>44.2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152" calcext:value-type="float">
            <text:p>44.2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5624" calcext:value-type="float">
            <text:p>44.2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0864" calcext:value-type="float">
            <text:p>44.2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5624" calcext:value-type="float">
            <text:p>44.2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8672" calcext:value-type="float">
            <text:p>44.2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8672" calcext:value-type="float">
            <text:p>44.2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4768" calcext:value-type="float">
            <text:p>44.2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4768" calcext:value-type="float">
            <text:p>44.2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5624" calcext:value-type="float">
            <text:p>44.2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152" calcext:value-type="float">
            <text:p>44.2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0008" calcext:value-type="float">
            <text:p>44.2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0864" calcext:value-type="float">
            <text:p>44.2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0864" calcext:value-type="float">
            <text:p>44.2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152" calcext:value-type="float">
            <text:p>44.2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1344" calcext:value-type="float">
            <text:p>44.2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1344" calcext:value-type="float">
            <text:p>44.2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4392" calcext:value-type="float">
            <text:p>44.2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8296" calcext:value-type="float">
            <text:p>44.2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8296" calcext:value-type="float">
            <text:p>44.2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8296" calcext:value-type="float">
            <text:p>44.2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0488" calcext:value-type="float">
            <text:p>44.2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4392" calcext:value-type="float">
            <text:p>44.2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0488" calcext:value-type="float">
            <text:p>44.2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8296" calcext:value-type="float">
            <text:p>44.2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4392" calcext:value-type="float">
            <text:p>44.2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4392" calcext:value-type="float">
            <text:p>44.2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1824" calcext:value-type="float">
            <text:p>44.3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5728" calcext:value-type="float">
            <text:p>44.3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1824" calcext:value-type="float">
            <text:p>44.3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1824" calcext:value-type="float">
            <text:p>44.3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5728" calcext:value-type="float">
            <text:p>44.3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1824" calcext:value-type="float">
            <text:p>44.3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0968" calcext:value-type="float">
            <text:p>44.3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0968" calcext:value-type="float">
            <text:p>44.3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8776" calcext:value-type="float">
            <text:p>44.3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0968" calcext:value-type="float">
            <text:p>44.3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9256" calcext:value-type="float">
            <text:p>44.3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9256" calcext:value-type="float">
            <text:p>44.3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7064" calcext:value-type="float">
            <text:p>44.3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0112" calcext:value-type="float">
            <text:p>44.3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2304" calcext:value-type="float">
            <text:p>44.3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5352" calcext:value-type="float">
            <text:p>44.3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5352" calcext:value-type="float">
            <text:p>44.3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5352" calcext:value-type="float">
            <text:p>44.3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0592" calcext:value-type="float">
            <text:p>44.3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0112" calcext:value-type="float">
            <text:p>44.3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5352" calcext:value-type="float">
            <text:p>44.3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5352" calcext:value-type="float">
            <text:p>44.3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9256" calcext:value-type="float">
            <text:p>44.3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7544" calcext:value-type="float">
            <text:p>44.3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4496" calcext:value-type="float">
            <text:p>44.3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364" calcext:value-type="float">
            <text:p>44.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364" calcext:value-type="float">
            <text:p>44.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0592" calcext:value-type="float">
            <text:p>44.3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6688" calcext:value-type="float">
            <text:p>44.3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6688" calcext:value-type="float">
            <text:p>44.3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6688" calcext:value-type="float">
            <text:p>44.3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1552" calcext:value-type="float">
            <text:p>44.4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1552" calcext:value-type="float">
            <text:p>44.4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1552" calcext:value-type="float">
            <text:p>44.4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0424" calcext:value-type="float">
            <text:p>44.5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3472" calcext:value-type="float">
            <text:p>44.5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2-11 2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0424" calcext:value-type="float">
            <text:p>44.5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5664" calcext:value-type="float">
            <text:p>44.5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992" calcext:value-type="float">
            <text:p>44.5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2616" calcext:value-type="float">
            <text:p>44.5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1552" calcext:value-type="float">
            <text:p>44.4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1552" calcext:value-type="float">
            <text:p>44.4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992" calcext:value-type="float">
            <text:p>44.5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992" calcext:value-type="float">
            <text:p>44.5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992" calcext:value-type="float">
            <text:p>44.5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3848" calcext:value-type="float">
            <text:p>44.5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992" calcext:value-type="float">
            <text:p>44.5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4496" calcext:value-type="float">
            <text:p>44.3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1552" calcext:value-type="float">
            <text:p>44.4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1552" calcext:value-type="float">
            <text:p>44.4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2-12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6688" calcext:value-type="float">
            <text:p>44.3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7544" calcext:value-type="float">
            <text:p>44.3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0592" calcext:value-type="float">
            <text:p>44.3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7544" calcext:value-type="float">
            <text:p>44.3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4496" calcext:value-type="float">
            <text:p>44.3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7544" calcext:value-type="float">
            <text:p>44.3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5352" calcext:value-type="float">
            <text:p>44.3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9256" calcext:value-type="float">
            <text:p>44.3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7064" calcext:value-type="float">
            <text:p>44.3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8776" calcext:value-type="float">
            <text:p>44.3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7064" calcext:value-type="float">
            <text:p>44.3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5352" calcext:value-type="float">
            <text:p>44.3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1824" calcext:value-type="float">
            <text:p>44.3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8776" calcext:value-type="float">
            <text:p>44.3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5728" calcext:value-type="float">
            <text:p>44.3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4392" calcext:value-type="float">
            <text:p>44.2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0488" calcext:value-type="float">
            <text:p>44.2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0864" calcext:value-type="float">
            <text:p>44.2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0008" calcext:value-type="float">
            <text:p>44.2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0864" calcext:value-type="float">
            <text:p>44.2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0008" calcext:value-type="float">
            <text:p>44.2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4768" calcext:value-type="float">
            <text:p>44.2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0864" calcext:value-type="float">
            <text:p>44.2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9528" calcext:value-type="float">
            <text:p>44.2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9528" calcext:value-type="float">
            <text:p>44.2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3432" calcext:value-type="float">
            <text:p>44.2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8192" calcext:value-type="float">
            <text:p>44.2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2952" calcext:value-type="float">
            <text:p>44.1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8192" calcext:value-type="float">
            <text:p>44.2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2952" calcext:value-type="float">
            <text:p>44.1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6856" calcext:value-type="float">
            <text:p>44.1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9904" calcext:value-type="float">
            <text:p>44.1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9904" calcext:value-type="float">
            <text:p>44.1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3808" calcext:value-type="float">
            <text:p>44.1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076" calcext:value-type="float">
            <text:p>44.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1616" calcext:value-type="float">
            <text:p>44.1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6856" calcext:value-type="float">
            <text:p>44.1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5792" calcext:value-type="float">
            <text:p>44.0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4936" calcext:value-type="float">
            <text:p>44.0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272" calcext:value-type="float">
            <text:p>44.0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1032" calcext:value-type="float">
            <text:p>44.0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1032" calcext:value-type="float">
            <text:p>44.0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4936" calcext:value-type="float">
            <text:p>44.0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1032" calcext:value-type="float">
            <text:p>44.0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1032" calcext:value-type="float">
            <text:p>44.0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4936" calcext:value-type="float">
            <text:p>44.0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4456" calcext:value-type="float">
            <text:p>44.0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464" calcext:value-type="float">
            <text:p>44.0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168" calcext:value-type="float">
            <text:p>44.0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2264" calcext:value-type="float">
            <text:p>44.0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5792" calcext:value-type="float">
            <text:p>44.0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6648" calcext:value-type="float">
            <text:p>44.0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5792" calcext:value-type="float">
            <text:p>44.0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4936" calcext:value-type="float">
            <text:p>44.0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4936" calcext:value-type="float">
            <text:p>44.0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5792" calcext:value-type="float">
            <text:p>44.0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6648" calcext:value-type="float">
            <text:p>44.0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7024" calcext:value-type="float">
            <text:p>44.0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272" calcext:value-type="float">
            <text:p>44.0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4456" calcext:value-type="float">
            <text:p>44.0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2264" calcext:value-type="float">
            <text:p>44.0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5792" calcext:value-type="float">
            <text:p>44.0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7024" calcext:value-type="float">
            <text:p>44.0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272" calcext:value-type="float">
            <text:p>44.0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7984" calcext:value-type="float">
            <text:p>44.0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5792" calcext:value-type="float">
            <text:p>44.0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2264" calcext:value-type="float">
            <text:p>44.0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2264" calcext:value-type="float">
            <text:p>44.0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5792" calcext:value-type="float">
            <text:p>44.0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168" calcext:value-type="float">
            <text:p>44.0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7984" calcext:value-type="float">
            <text:p>44.0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4936" calcext:value-type="float">
            <text:p>44.0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3976" calcext:value-type="float">
            <text:p>44.0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4456" calcext:value-type="float">
            <text:p>44.0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4936" calcext:value-type="float">
            <text:p>44.0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464" calcext:value-type="float">
            <text:p>44.0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168" calcext:value-type="float">
            <text:p>44.0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4456" calcext:value-type="float">
            <text:p>44.0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272" calcext:value-type="float">
            <text:p>44.0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5312" calcext:value-type="float">
            <text:p>44.0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6648" calcext:value-type="float">
            <text:p>44.0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5312" calcext:value-type="float">
            <text:p>44.0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5312" calcext:value-type="float">
            <text:p>44.0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7984" calcext:value-type="float">
            <text:p>44.0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4456" calcext:value-type="float">
            <text:p>44.0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5312" calcext:value-type="float">
            <text:p>44.0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7504" calcext:value-type="float">
            <text:p>44.0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7504" calcext:value-type="float">
            <text:p>44.0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5312" calcext:value-type="float">
            <text:p>44.0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7504" calcext:value-type="float">
            <text:p>44.0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4456" calcext:value-type="float">
            <text:p>44.0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7984" calcext:value-type="float">
            <text:p>44.0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2-10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3976" calcext:value-type="float">
            <text:p>44.0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2264" calcext:value-type="float">
            <text:p>44.0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0928" calcext:value-type="float">
            <text:p>44.0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7024" calcext:value-type="float">
            <text:p>44.0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5312" calcext:value-type="float">
            <text:p>44.0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5312" calcext:value-type="float">
            <text:p>44.0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6648" calcext:value-type="float">
            <text:p>44.0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2264" calcext:value-type="float">
            <text:p>44.0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168" calcext:value-type="float">
            <text:p>44.0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0928" calcext:value-type="float">
            <text:p>44.0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0928" calcext:value-type="float">
            <text:p>44.0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0928" calcext:value-type="float">
            <text:p>44.0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0072" calcext:value-type="float">
            <text:p>44.0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3016" calcext:value-type="float">
            <text:p>43.9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3976" calcext:value-type="float">
            <text:p>44.0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6544" calcext:value-type="float">
            <text:p>43.9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6544" calcext:value-type="float">
            <text:p>43.9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6544" calcext:value-type="float">
            <text:p>43.9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0072" calcext:value-type="float">
            <text:p>44.0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0072" calcext:value-type="float">
            <text:p>44.0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6544" calcext:value-type="float">
            <text:p>43.9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6544" calcext:value-type="float">
            <text:p>43.9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6544" calcext:value-type="float">
            <text:p>43.9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6544" calcext:value-type="float">
            <text:p>43.9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6544" calcext:value-type="float">
            <text:p>43.9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6544" calcext:value-type="float">
            <text:p>43.9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6544" calcext:value-type="float">
            <text:p>43.9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3976" calcext:value-type="float">
            <text:p>44.0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0072" calcext:value-type="float">
            <text:p>44.0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0928" calcext:value-type="float">
            <text:p>44.0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168" calcext:value-type="float">
            <text:p>44.0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0928" calcext:value-type="float">
            <text:p>44.0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168" calcext:value-type="float">
            <text:p>44.0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1408" calcext:value-type="float">
            <text:p>44.0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0072" calcext:value-type="float">
            <text:p>44.0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4456" calcext:value-type="float">
            <text:p>44.0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6648" calcext:value-type="float">
            <text:p>44.0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272" calcext:value-type="float">
            <text:p>44.0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272" calcext:value-type="float">
            <text:p>44.0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464" calcext:value-type="float">
            <text:p>44.0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2952" calcext:value-type="float">
            <text:p>44.1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1344" calcext:value-type="float">
            <text:p>44.2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1-06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1448" calcext:value-type="float">
            <text:p>44.3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3432" calcext:value-type="float">
            <text:p>44.2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4288" calcext:value-type="float">
            <text:p>44.2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90266666667" calcext:value-type="float">
            <text:p>43.8590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0156" calcext:value-type="float">
            <text:p>43.9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121" calcext:value-type="float">
            <text:p>43.971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90208" calcext:value-type="float">
            <text:p>43.82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978" calcext:value-type="float">
            <text:p>43.95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80701538462" calcext:value-type="float">
            <text:p>43.878070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071" calcext:value-type="float">
            <text:p>43.780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1764" calcext:value-type="float">
            <text:p>43.8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5846" calcext:value-type="float">
            <text:p>43.725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2592" calcext:value-type="float">
            <text:p>43.8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882" calcext:value-type="float">
            <text:p>44.013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7766" calcext:value-type="float">
            <text:p>43.847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1066" calcext:value-type="float">
            <text:p>43.581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878" calcext:value-type="float">
            <text:p>43.57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35472" calcext:value-type="float">
            <text:p>43.77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5592" calcext:value-type="float">
            <text:p>43.7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929" calcext:value-type="float">
            <text:p>43.849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0288" calcext:value-type="float">
            <text:p>43.9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00848" calcext:value-type="float">
            <text:p>43.96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99936" calcext:value-type="float">
            <text:p>43.8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38495" calcext:value-type="float">
            <text:p>43.7538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16528" calcext:value-type="float">
            <text:p>43.55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8404" calcext:value-type="float">
            <text:p>43.61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8696" calcext:value-type="float">
            <text:p>43.6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858" calcext:value-type="float">
            <text:p>43.821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15585" calcext:value-type="float">
            <text:p>43.7115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9458" calcext:value-type="float">
            <text:p>43.669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4472" calcext:value-type="float">
            <text:p>43.6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5945" calcext:value-type="float">
            <text:p>43.755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2838" calcext:value-type="float">
            <text:p>44.042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8484" calcext:value-type="float">
            <text:p>44.25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6514" calcext:value-type="float">
            <text:p>43.736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9908" calcext:value-type="float">
            <text:p>43.45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83" calcext:value-type="float">
            <text:p>43.5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926" calcext:value-type="float">
            <text:p>43.6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222" calcext:value-type="float">
            <text:p>43.686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75605" calcext:value-type="float">
            <text:p>43.7275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6598" calcext:value-type="float">
            <text:p>43.646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276" calcext:value-type="float">
            <text:p>43.6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2318" calcext:value-type="float">
            <text:p>43.692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0458" calcext:value-type="float">
            <text:p>44.050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4812" calcext:value-type="float">
            <text:p>43.8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7664" calcext:value-type="float">
            <text:p>44.0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922" calcext:value-type="float">
            <text:p>43.952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9656" calcext:value-type="float">
            <text:p>43.7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3837" calcext:value-type="float">
            <text:p>43.6538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288" calcext:value-type="float">
            <text:p>43.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57376" calcext:value-type="float">
            <text:p>43.31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5702" calcext:value-type="float">
            <text:p>43.335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9131" calcext:value-type="float">
            <text:p>43.3391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6484" calcext:value-type="float">
            <text:p>43.4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302" calcext:value-type="float">
            <text:p>43.2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94336" calcext:value-type="float">
            <text:p>43.16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302" calcext:value-type="float">
            <text:p>43.2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31265" calcext:value-type="float">
            <text:p>43.3031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8448" calcext:value-type="float">
            <text:p>43.2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7988" calcext:value-type="float">
            <text:p>43.33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66848" calcext:value-type="float">
            <text:p>43.42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5836" calcext:value-type="float">
            <text:p>43.6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70608" calcext:value-type="float">
            <text:p>43.38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2778" calcext:value-type="float">
            <text:p>43.562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0982" calcext:value-type="float">
            <text:p>43.670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8696" calcext:value-type="float">
            <text:p>43.6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8097" calcext:value-type="float">
            <text:p>43.448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3302" calcext:value-type="float">
            <text:p>43.183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158" calcext:value-type="float">
            <text:p>43.1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90192" calcext:value-type="float">
            <text:p>43.35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75792" calcext:value-type="float">
            <text:p>43.26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9438" calcext:value-type="float">
            <text:p>43.509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8379" calcext:value-type="float">
            <text:p>43.418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4802" calcext:value-type="float">
            <text:p>43.754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8468" calcext:value-type="float">
            <text:p>43.3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9418" calcext:value-type="float">
            <text:p>43.349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6454" calcext:value-type="float">
            <text:p>43.256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1768" calcext:value-type="float">
            <text:p>43.1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4034" calcext:value-type="float">
            <text:p>42.944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64752" calcext:value-type="float">
            <text:p>42.8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6028" calcext:value-type="float">
            <text:p>42.89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4128" calcext:value-type="float">
            <text:p>42.9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6976" calcext:value-type="float">
            <text:p>42.6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6305" calcext:value-type="float">
            <text:p>42.7636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1916" calcext:value-type="float">
            <text:p>42.7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6816" calcext:value-type="float">
            <text:p>42.86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9546" calcext:value-type="float">
            <text:p>42.849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1748" calcext:value-type="float">
            <text:p>42.9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534" calcext:value-type="float">
            <text:p>42.7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79024" calcext:value-type="float">
            <text:p>42.95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6562" calcext:value-type="float">
            <text:p>42.596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81856" calcext:value-type="float">
            <text:p>42.3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00775" calcext:value-type="float">
            <text:p>42.530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2782" calcext:value-type="float">
            <text:p>42.832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15" calcext:value-type="float">
            <text:p>42.72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866" calcext:value-type="float">
            <text:p>42.6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198" calcext:value-type="float">
            <text:p>41.97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1704" calcext:value-type="float">
            <text:p>42.0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667" calcext:value-type="float">
            <text:p>41.93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898" calcext:value-type="float">
            <text:p>41.855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9456" calcext:value-type="float">
            <text:p>41.5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9025" calcext:value-type="float">
            <text:p>41.510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9708" calcext:value-type="float">
            <text:p>41.8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518" calcext:value-type="float">
            <text:p>41.4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9554" calcext:value-type="float">
            <text:p>41.389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8317" calcext:value-type="float">
            <text:p>41.3983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4482" calcext:value-type="float">
            <text:p>41.194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369" calcext:value-type="float">
            <text:p>40.953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70256" calcext:value-type="float">
            <text:p>40.6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24405" calcext:value-type="float">
            <text:p>40.8624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7678" calcext:value-type="float">
            <text:p>40.857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0726" calcext:value-type="float">
            <text:p>40.860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034" calcext:value-type="float">
            <text:p>40.8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894" calcext:value-type="float">
            <text:p>41.0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107" calcext:value-type="float">
            <text:p>40.8611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5382" calcext:value-type="float">
            <text:p>40.775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986" calcext:value-type="float">
            <text:p>40.7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7148" calcext:value-type="float">
            <text:p>40.4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839" calcext:value-type="float">
            <text:p>40.45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5648" calcext:value-type="float">
            <text:p>40.43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5822" calcext:value-type="float">
            <text:p>40.485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0236" calcext:value-type="float">
            <text:p>40.7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7618" calcext:value-type="float">
            <text:p>40.377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0156" calcext:value-type="float">
            <text:p>40.1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80352" calcext:value-type="float">
            <text:p>40.0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0156" calcext:value-type="float">
            <text:p>40.1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1294" calcext:value-type="float">
            <text:p>40.071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3298" calcext:value-type="float">
            <text:p>40.103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235" calcext:value-type="float">
            <text:p>40.361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8176" calcext:value-type="float">
            <text:p>40.7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7704" calcext:value-type="float">
            <text:p>40.5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4442" calcext:value-type="float">
            <text:p>40.874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274" calcext:value-type="float">
            <text:p>40.9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7936" calcext:value-type="float">
            <text:p>40.7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004" calcext:value-type="float">
            <text:p>40.9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8262" calcext:value-type="float">
            <text:p>40.958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2832" calcext:value-type="float">
            <text:p>40.6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025" calcext:value-type="float">
            <text:p>40.1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3674" calcext:value-type="float">
            <text:p>40.063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0542" calcext:value-type="float">
            <text:p>40.150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97472" calcext:value-type="float">
            <text:p>40.0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59725" calcext:value-type="float">
            <text:p>40.165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502" calcext:value-type="float">
            <text:p>40.1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8416" calcext:value-type="float">
            <text:p>40.1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3402" calcext:value-type="float">
            <text:p>40.173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4258" calcext:value-type="float">
            <text:p>40.164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9404" calcext:value-type="float">
            <text:p>40.1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834" calcext:value-type="float">
            <text:p>40.200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8746" calcext:value-type="float">
            <text:p>40.258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0082" calcext:value-type="float">
            <text:p>40.280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2274" calcext:value-type="float">
            <text:p>40.292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7326" calcext:value-type="float">
            <text:p>40.327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57945" calcext:value-type="float">
            <text:p>40.2657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646" calcext:value-type="float">
            <text:p>40.2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182" calcext:value-type="float">
            <text:p>40.3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27184" calcext:value-type="float">
            <text:p>40.3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41712" calcext:value-type="float">
            <text:p>40.3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3996" calcext:value-type="float">
            <text:p>40.3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3996" calcext:value-type="float">
            <text:p>40.3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3234" calcext:value-type="float">
            <text:p>40.353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26467692308" calcext:value-type="float">
            <text:p>40.402646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14992" calcext:value-type="float">
            <text:p>40.3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029" calcext:value-type="float">
            <text:p>40.420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982" calcext:value-type="float">
            <text:p>40.4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7628" calcext:value-type="float">
            <text:p>40.4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31472" calcext:value-type="float">
            <text:p>40.5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0028" calcext:value-type="float">
            <text:p>40.6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4788" calcext:value-type="float">
            <text:p>40.5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81536" calcext:value-type="float">
            <text:p>40.5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2586" calcext:value-type="float">
            <text:p>40.502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7638" calcext:value-type="float">
            <text:p>40.537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317" calcext:value-type="float">
            <text:p>40.603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938" calcext:value-type="float">
            <text:p>40.651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606" calcext:value-type="float">
            <text:p>40.8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5506" calcext:value-type="float">
            <text:p>41.005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894" calcext:value-type="float">
            <text:p>41.0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5372" calcext:value-type="float">
            <text:p>40.6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69424" calcext:value-type="float">
            <text:p>40.35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3774" calcext:value-type="float">
            <text:p>40.863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601" calcext:value-type="float">
            <text:p>40.466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5772" calcext:value-type="float">
            <text:p>40.0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52992" calcext:value-type="float">
            <text:p>40.2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5554" calcext:value-type="float">
            <text:p>39.865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3744" calcext:value-type="float">
            <text:p>39.8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903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7276" calcext:value-type="float">
            <text:p>39.9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422" meta:object-count="0"/>
    <meta:user-defined meta:name="AppVersion">3.0</meta:user-defined>
  </office:meta>
</office:document-meta>
</file>